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list-style-name="LFO2" style:family="paragraph"/>
    <style:style style:name="P25" style:parent-style-name="Standard" style:list-style-name="LFO2" style:family="paragraph"/>
    <style:style style:name="P26" style:parent-style-name="Standard" style:list-style-name="LFO2" style:family="paragraph"/>
    <style:style style:name="P27" style:parent-style-name="Standard" style:list-style-name="LFO2" style:family="paragraph"/>
    <style:style style:name="P28" style:parent-style-name="Standard" style:list-style-name="LFO2" style:family="paragraph"/>
    <style:style style:name="P29" style:parent-style-name="Standard" style:list-style-name="LFO2" style:family="paragraph"/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list-style-name="LFO2" style:family="paragraph"/>
    <style:style style:name="P35" style:parent-style-name="Standard" style:list-style-name="LFO2" style:family="paragraph"/>
    <style:style style:name="P36" style:parent-style-name="Standard" style:list-style-name="LFO2" style:family="paragraph"/>
    <style:style style:name="P37" style:parent-style-name="Standard" style:list-style-name="LFO2" style:family="paragraph"/>
    <style:style style:name="P38" style:parent-style-name="Standard" style:list-style-name="LFO2" style:family="paragraph"/>
    <style:style style:name="P39" style:parent-style-name="Standard" style:list-style-name="LFO2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P40" style:parent-style-name="Standard" style:family="paragraph">
      <style:paragraph-properties fo:break-before="page"/>
    </style:style>
    <style:style style:name="P41" style:parent-style-name="Standard" style:list-style-name="LFO3" style:family="paragraph"/>
    <style:style style:name="P42" style:parent-style-name="Standard" style:list-style-name="LFO3" style:family="paragraph"/>
    <style:style style:name="P43" style:parent-style-name="Standard" style:list-style-name="LFO3" style:family="paragraph">
      <style:text-properties fo:language="en" fo:country="GB"/>
    </style:style>
    <style:style style:name="P44" style:parent-style-name="Standard" style:list-style-name="LFO3" style:family="paragraph"/>
    <style:style style:name="P45" style:parent-style-name="Standard" style:list-style-name="LFO3" style:family="paragraph"/>
    <style:style style:name="P46" style:parent-style-name="Standard" style:list-style-name="LFO3" style:family="paragraph"/>
    <style:style style:name="P47" style:parent-style-name="Standard" style:list-style-name="LFO3" style:family="paragraph">
      <style:text-properties fo:language="en" fo:country="GB"/>
    </style:style>
    <style:style style:name="P48" style:parent-style-name="Standard" style:list-style-name="LFO3" style:family="paragraph"/>
    <style:style style:name="P49" style:parent-style-name="Standard" style:list-style-name="LFO3" style:family="paragraph"/>
    <style:style style:name="P50" style:parent-style-name="Standard" style:list-style-name="LFO3" style:family="paragraph"/>
    <style:style style:name="P51" style:parent-style-name="Standard" style:list-style-name="LFO3" style:family="paragraph"/>
    <style:style style:name="P52" style:parent-style-name="Standard" style:list-style-name="LFO3" style:family="paragraph"/>
    <style:style style:name="P53" style:parent-style-name="Standard" style:list-style-name="LFO3" style:family="paragraph"/>
    <style:style style:name="P54" style:parent-style-name="Standard" style:list-style-name="LFO3" style:family="paragraph"/>
    <style:style style:name="P55" style:parent-style-name="Standard" style:list-style-name="LFO3" style:family="paragraph"/>
    <style:style style:name="P56" style:parent-style-name="Standard" style:list-style-name="LFO3" style:family="paragraph"/>
    <style:style style:name="P57" style:parent-style-name="Standard" style:list-style-name="LFO3" style:family="paragraph"/>
    <style:style style:name="P58" style:parent-style-name="Standard" style:list-style-name="LFO3" style:family="paragraph"/>
    <style:style style:name="P59" style:parent-style-name="Standard" style:list-style-name="LFO3" style:family="paragraph"/>
    <style:style style:name="P60" style:parent-style-name="Standard" style:list-style-name="LFO3" style:family="paragraph"/>
    <style:style style:name="P61" style:parent-style-name="Standard" style:list-style-name="LFO3" style:family="paragraph"/>
    <style:style style:name="P62" style:parent-style-name="Standard" style:list-style-name="LFO3" style:family="paragraph"/>
    <style:style style:name="P63" style:parent-style-name="Standard" style:list-style-name="LFO3" style:family="paragraph"/>
    <style:style style:name="P64" style:parent-style-name="Standard" style:list-style-name="LFO3" style:family="paragraph"/>
    <style:style style:name="P65" style:parent-style-name="Standard" style:list-style-name="LFO3" style:family="paragraph"/>
    <style:style style:name="P66" style:parent-style-name="Standard" style:list-style-name="LFO3" style:family="paragraph"/>
    <style:style style:name="P67" style:parent-style-name="Standard" style:list-style-name="LFO3" style:family="paragraph"/>
    <style:style style:name="P68" style:parent-style-name="Standard" style:list-style-name="LFO3" style:family="paragraph"/>
    <style:style style:name="P69" style:parent-style-name="Standard" style:list-style-name="LFO3" style:family="paragraph"/>
    <style:style style:name="P70" style:parent-style-name="Standard" style:list-style-name="LFO3" style:family="paragraph"/>
    <style:style style:name="P71" style:parent-style-name="Standard" style:list-style-name="LFO3" style:family="paragraph"/>
    <style:style style:name="P72" style:parent-style-name="Standard" style:list-style-name="LFO3" style:family="paragraph"/>
    <style:style style:name="P73" style:parent-style-name="Standard" style:list-style-name="LFO3" style:family="paragraph"/>
    <style:style style:name="P74" style:parent-style-name="Standard" style:list-style-name="LFO3" style:family="paragraph"/>
    <style:style style:name="P75" style:parent-style-name="Standard" style:list-style-name="LFO3" style:family="paragraph"/>
    <style:style style:name="P76" style:parent-style-name="Standard" style:list-style-name="LFO3" style:family="paragraph"/>
    <style:style style:name="P77" style:parent-style-name="Standard" style:list-style-name="LFO3" style:family="paragraph"/>
    <style:style style:family="graphic" style:name="a0">
      <style:graphic-properties style:vertical-pos="middle"/>
    </style:style>
  </office:automatic-styles>
  <office:body>
    <office:text text:use-soft-page-breaks="true">
      <text:p text:style-name="P1">Shading</text:p>
      <text:list text:style-name="LFO1" text:continue-numbering="true">
        <text:list-item>
          <text:p text:style-name="P2">Lar oss si noe om den underliggende formen ut ifra shadingen</text:p>
        </text:list-item>
        <text:list-item>
          <text:p text:style-name="P3">Man må gjøre veldig sterke antagelser om verden</text:p>
        </text:list-item>
        <text:list-item>
          <text:p text:style-name="P4">Man antar at overflaten er opplyst av en</text:p>
        </text:list-item>
        <text:list-item>
          <text:p text:style-name="P5">Man antar også at lysstyrken er gitt av dot-produktet av vektoren fra<text:s/>lyskiøden og normalen til overflaten</text:p>
          <text:list text:continue-numbering="true">
            <text:list-item>
              <text:p text:style-name="P6">Gjelder ikke når den er negativ</text:p>
            </text:list-item>
          </text:list>
        </text:list-item>
        <text:list-item>
          <text:p text:style-name="P7">Man kan regne ut en forventet intensitet</text:p>
        </text:list-item>
        <text:list-item>
          <text:p text:style-name="P8">Vi vil minimere et uttrykk som er gitt av en bruteness constraint, og en del som</text:p>
        </text:list-item>
        <text:list-item>
          <text:p text:style-name="P9">Neurale nettverk lar oss slippe unna</text:p>
        </text:list-item>
        <text:list-item>
          <text:p text:style-name="P10">Selv om msn bruker dype<text:s/>nett må man fremdeles strukturere dem for å få dem til å passe til problemet.</text:p>
        </text:list-item>
      </text:list>
      <text:p text:style-name="Standard"/>
      <text:p text:style-name="Standard">Tvetydigheter</text:p>
      <text:list text:style-name="LFO2" text:continue-numbering="true">
        <text:list-item>
          <text:p text:style-name="P11">Konveks/konkav-ambiguirien</text:p>
          <text:list text:continue-numbering="true">
            <text:list-item>
              <text:p text:style-name="P12">Bas-Relief ambiguity</text:p>
            </text:list-item>
            <text:list-item>
              <text:p text:style-name="P13">Flere forskjellige former kan gi likt bilde om man gir forskjellige lyskilder</text:p>
            </text:list-item>
            <text:list-item>
              <text:p text:style-name="P14">N og S er 3x3-vektorer</text:p>
            </text:list-item>
            <text:list-item>
              <text:p text:style-name="P15"><draw:frame draw:style-name="a0" text:anchor-type="as-char" svg:x="0in" svg:y="0in" svg:width="1.96667in" svg:height="0.20833in" style:rel-width="scale" style:rel-height="scale"><draw:object xlink:href="Object 1/" xlink:type="simple" xlink:show="embed" xlink:actuate="onLoad"/></draw:frame></text:p>
              <text:list text:continue-numbering="true">
                <text:list-item>
                  <text:p text:style-name="P16">A er en eller annen matrise(?)</text:p>
                </text:list-item>
                <text:list-item>
                  <text:p text:style-name="P17">A er begrenset til å være I + to termer på nederste rad i 1. og 2. kolonne</text:p>
                </text:list-item>
              </text:list>
            </text:list-item>
          </text:list>
        </text:list-item>
        <text:list-item>
          <text:p text:style-name="P18">Vi har derivasjoner i u og v</text:p>
        </text:list-item>
        <text:list-item>
          <text:p text:style-name="P19">Det finnes fremdeles mer tvetydighet når lyskilden er kjent</text:p>
        </text:list-item>
        <text:list-item>
          <text:p text:style-name="P20">Lysstyrken er forskjellig avhengig av avstanden om man har en<text:s/>liten avstand fra lyskilden til det man lysr på</text:p>
          <text:list text:continue-numbering="true">
            <text:list-item>
              <text:p text:style-name="P21">Dette motvirker litt av konveksitets-problemet</text:p>
            </text:list-item>
          </text:list>
        </text:list-item>
        <text:list-item>
          <text:p text:style-name="P22">Nye problemer om man har flere lyskilder.</text:p>
          <text:list text:continue-numbering="true">
            <text:list-item>
              <text:p text:style-name="P23">Man bruker en light-probe, som er en kule som lar deg finne ut hvor mye ly som kommer fra alle mulige retninger.</text:p>
              <text:list text:continue-numbering="true">
                <text:list-item>
                  <text:p text:style-name="P24">En<text:s/>bedre modell en point-light modellen, men den er mer komplisert.</text:p>
                </text:list-item>
                <text:list-item>
                  <text:p text:style-name="P25">Machine-learning algoritmer pleier å ikke like hvis man har en input som kan gi flere mulige outputs.</text:p>
                  <text:list text:continue-numbering="true">
                    <text:list-item>
                      <text:p text:style-name="P26">Man kan motvirke dette ved å anta noe om normale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Når man har tvetydigheter i et bilde<text:s/>er det ofte en god ide å bruke flere bilder.</text:p>
          <text:list text:continue-numbering="true">
            <text:list-item>
              <text:p text:style-name="P28">For ekempel vie flere lyskilder</text:p>
            </text:list-item>
          </text:list>
        </text:list-item>
        <text:list-item>
          <text:p text:style-name="P29">Om man ser en intensitet på et bilde må normalene ligge på en linje.</text:p>
          <text:list text:continue-numbering="true">
            <text:list-item>
              <text:p text:style-name="P30">Om man har tre linjer blir man da kvitt disse tvetydighetene</text:p>
            </text:list-item>
            <text:list-item>
              <text:p text:style-name="P31">Photometric stereo</text:p>
            </text:list-item>
          </text:list>
        </text:list-item>
        <text:list-item>
          <text:p text:style-name="P32">Om to av lyskildene er på<text:s/>linje kan man ikke hente tilbake det man ville ha (Det er degenerate)</text:p>
          <text:list text:continue-numbering="true">
            <text:list-item>
              <text:p text:style-name="P33">I praksis vil man bruke så mange lyskilder spm man kan ha.</text:p>
            </text:list-item>
            <text:list-item>
              <text:p text:style-name="P34">Overconstrained system=&gt; Vi kan løse det i en least square sense</text:p>
              <text:list text:continue-numbering="true">
                <text:list-item>
                  <text:p text:style-name="P35">Fordelen med å bruke flere enn tre lyskilder er at den blir<text:s/>mer robust ovenfor støy.</text:p>
                </text:list-item>
              </text:list>
            </text:list-item>
          </text:list>
        </text:list-item>
        <text:list-item>
          <text:p text:style-name="P36">Man git mer vekt til lyse piksler</text:p>
          <text:list text:continue-numbering="true">
            <text:list-item>
              <text:p text:style-name="P37">Man sier at de lyse pikslene er viktigere enn de anfre</text:p>
            </text:list-item>
            <text:list-item>
              <text:p text:style-name="P38">Man henter tilbake normalene og «albedo»-en (?) <text:s/>det ene eksempelet</text:p>
            </text:list-item>
            <text:list-item>
              <text:p text:style-name="P39">Albidoen er muligens noe som likner på «Teksturen»</text:p>
            </text:list-item>
          </text:list>
        </text:list-item>
      </text:list>
      <text:soft-page-break/>
      <text:p text:style-name="P40">Del 2</text:p>
      <text:list text:style-name="LFO3" text:continue-numbering="true">
        <text:list-item>
          <text:p text:style-name="P41">Shadows</text:p>
          <text:list text:continue-numbering="true">
            <text:list-item>
              <text:p text:style-name="P42">Jo flere målinger man har, jo større er mulighetene for at forstyrrelsene vil kanselere hverandre</text:p>
            </text:list-item>
            <text:list-item>
              <text:p text:style-name="P43">Shadowed pivels for a given light source position are outiliers</text:p>
            </text:list-item>
            <text:list-item>
              <text:p text:style-name="P44">Premultiplying by ...(?)</text:p>
            </text:list-item>
          </text:list>
        </text:list-item>
        <text:list-item>
          <text:p text:style-name="P45">Specularities:</text:p>
          <text:list text:continue-numbering="true">
            <text:list-item>
              <text:p text:style-name="P46">Plasser op en overflate hor det ikke oppfører seg<text:s/>som en «Vanlig» overflate, men heller som et speil som reflekterer lys direkte inn i øyet</text:p>
            </text:list-item>
            <text:list-item>
              <text:p text:style-name="P47">Lambertian assumptions er brutt vved speculair points</text:p>
            </text:list-item>
            <text:list-item>
              <text:p text:style-name="P48">De gir oss også en mulighet for å få mer informasjon.</text:p>
            </text:list-item>
          </text:list>
        </text:list-item>
        <text:list-item>
          <text:p text:style-name="P49">De fleste matrealer er en blanding av lambertian og specular komponent.</text:p>
          <text:list text:continue-numbering="true">
            <text:list-item>
              <text:p text:style-name="P50">Dette gjelder også ansikter.</text:p>
            </text:list-item>
          </text:list>
        </text:list-item>
        <text:list-item>
          <text:p text:style-name="P51">Specularities er veldig følsome ovenfor små endringer i bevegelse.</text:p>
          <text:list text:continue-numbering="true">
            <text:list-item>
              <text:p text:style-name="P52">=&gt; Man kan bruke det tiø å oppdage små bevegelser</text:p>
            </text:list-item>
            <text:list-item>
              <text:p text:style-name="P53">Men det er vanskelig å bruke</text:p>
            </text:list-item>
            <text:list-item>
              <text:p text:style-name="P54">Det lar oss hente informasjon som andre teknikker ikke gir oss</text:p>
            </text:list-item>
          </text:list>
        </text:list-item>
        <text:list-item>
          <text:p text:style-name="P55">Shade from tecture</text:p>
          <text:list text:continue-numbering="true">
            <text:list-item>
              <text:p text:style-name="P56">Tidigere var å hente tilbake formen når albidoen hadde mer eller mindre samme frarge.</text:p>
            </text:list-item>
          </text:list>
        </text:list-item>
        <text:list-item>
          <text:p text:style-name="P57">Shape from texture</text:p>
          <text:list text:continue-numbering="true">
            <text:list-item>
              <text:p text:style-name="P58">Vi antar at det «Ser likt ut» over alt, og grunnen til at det ikke ser likt ut på projeksjonen er på brunn <text:s/>av oreientasjonen og retningen til overflaten</text:p>
            </text:list-item>
            <text:list-item>
              <text:p text:style-name="P59">Vi antar at teksturen er på toppen av overflaten</text:p>
            </text:list-item>
            <text:list-item>
              <text:p text:style-name="P60">Perspective distortion.</text:p>
              <text:list text:continue-numbering="true">
                <text:list-item>
                  <text:p text:style-name="P61">Distortion av tecturen er både avhengig av orientasjonen til overflaten, og dybden</text:p>
                </text:list-item>
                <text:list-item>
                  <text:p text:style-name="P62">Er a...opic (?)</text:p>
                </text:list-item>
                <text:list-item>
                  <text:p text:style-name="P63">Objektene er scaled, ovektene er forshortened ( Delta<text:s/>x,y =0 eller delta z =0</text:p>
                </text:list-item>
              </text:list>
            </text:list-item>
          </text:list>
        </text:list-item>
        <text:list-item>
          <text:p text:style-name="P64">Tilt and slant</text:p>
          <text:list text:continue-numbering="true">
            <text:list-item>
              <text:p text:style-name="P65">Jo mer slanted det er jo mer eliptisk vil man se en sirkel som</text:p>
              <text:list text:continue-numbering="true">
                <text:list-item>
                  <text:p text:style-name="P66">Bare ved å måle forlengelsen av elpsen kan man regne ut orienteringen</text:p>
                </text:list-item>
                <text:list-item>
                  <text:p text:style-name="P67">Man kan utnytte samme ting når man vet at noe er rektangulært</text:p>
                  <text:list text:continue-numbering="true">
                    <text:list-item>
                      <text:p text:style-name="P68">Kryssproduktet mellom limjene er direkte rellatert til cosinus-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Man må heller se på tettheter, siden de tidlegere formene ikke er vanlige i naturen</text:p>
          <text:list text:continue-numbering="true">
            <text:list-item>
              <text:p text:style-name="P70">Man ser for seg at en otographic projection (?)</text:p>
              <text:list text:continue-numbering="true">
                <text:list-item>
                  <text:p text:style-name="P71">Man antar at det er translert og skallert</text:p>
                  <text:list text:continue-numbering="true">
                    <text:list-item>
                      <text:p text:style-name="P72">Om man har nok av dem kan<text:s/>man få overflaten</text:p>
                    </text:list-item>
                    <text:list-item>
                      <text:p text:style-name="P73">Dette jan da også brukes til å bruke litt mer obskure former, som blomsster</text:p>
                    </text:list-item>
                    <text:list-item>
                      <text:p text:style-name="P74">Hver likning man får er ganske dårlige, men man har så mange likninger at det går fin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Begrensinger:</text:p>
          <text:list text:continue-numbering="true">
            <text:list-item>
              <text:p text:style-name="P76">Krever sterke antagelser</text:p>
            </text:list-item>
            <text:list-item>
              <text:p text:style-name="P77">Dype nett kan la oss komme unna med svakere anntagelser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ørn Bøni Hofstad</dc:creator>
    <meta:creation-date>2019-05-10T13:09:00Z</meta:creation-date>
    <dc:date>2019-06-26T09:19:00Z</dc:date>
    <meta:template xlink:href="Normal.dotm" xlink:type="simple"/>
    <meta:editing-cycles>88</meta:editing-cycles>
    <meta:editing-duration>PT51960S</meta:editing-duration>
    <meta:document-statistic meta:page-count="2" meta:paragraph-count="8" meta:word-count="645" meta:character-count="4314" meta:row-count="30" meta:non-whitespace-character-count="3677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o>⋅</mml:mo>
  <mml:mi>S</mml:mi>
  <mml:mo>=</mml:mo>
  <mml:msup>
    <mml:mrow>
      <mml:mi>N</mml:mi>
    </mml:mrow>
    <mml:mrow>
      <mml:mi>T</mml:mi>
      <mml:mi>S</mml:mi>
    </mml:mrow>
  </mml:msup>
  <mml:mo>=</mml:mo>
  <mml:msup>
    <mml:mrow>
      <mml:mo>(</mml:mo>
      <mml:mi>A</mml:mi>
      <mml:mi>N</mml:mi>
      <mml:mo>)</mml:mo>
    </mml:mrow>
    <mml:mrow>
      <mml:mi>T</mml:mi>
    </mml:mrow>
  </mml:msup>
  <mml:msup>
    <mml:mrow>
      <mml:mi>A</mml:mi>
    </mml:mrow>
    <mml:mrow>
      <mml:mo>(</mml:mo>
      <mml:mo>-</mml:mo>
      <mml:mi>T</mml:mi>
      <mml:mo>)</mml:mo>
    </mml:mrow>
  </mml:msup>
  <mml:mi>S</mml:mi>
</mml:math>
</file>